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signal.h&gt;</text:p>
      <text:p text:style-name="Standard">#include &lt;stdio.h&gt;</text:p>
      <text:p text:style-name="Standard">#include &lt;stdlib.h&gt;</text:p>
      <text:p text:style-name="Standard">#include &lt;string.h&gt;</text:p>
      <text:p text:style-name="Standard">#include &lt;sys/ipc.h&gt;</text:p>
      <text:p text:style-name="Standard">#include &lt;sys/shm.h&gt;</text:p>
      <text:p text:style-name="Standard">#include &lt;unistd.h&gt; </text:p>
      <text:p text:style-name="Standard">#define SHM_SIZE 64</text:p>
      <text:p text:style-name="Standard"/>
      <text:p text:style-name="Standard">static void handler(int signum)</text:p>
      <text:p text:style-name="Standard">{</text:p>
      <text:p text:style-name="Standard"><text:tab/>printf("Inside Halndler function\n");</text:p>
      <text:p text:style-name="Standard"><text:tab/>int shmid;</text:p>
      <text:p text:style-name="Standard"><text:tab/>char * shm=(char *)malloc(sizeof(char)*SHM_SIZE);</text:p>
      <text:p text:style-name="Standard"><text:tab/>key_t key=5678;</text:p>
      <text:p text:style-name="Standard"><text:tab/>if((shmid=shmget(key,SHM_SIZE,IPC_CREAT|666))==-1){</text:p>
      <text:p text:style-name="Standard"><text:tab/><text:tab/>perror("shmget error");</text:p>
      <text:p text:style-name="Standard"><text:tab/><text:tab/>exit(1);</text:p>
      <text:p text:style-name="Standard"><text:tab/>}</text:p>
      <text:p text:style-name="Standard"><text:tab/>if((shm=shmat(shmid,NULL,0))==(char *)-1){</text:p>
      <text:p text:style-name="Standard"><text:tab/><text:tab/>perror("shmat error");</text:p>
      <text:p text:style-name="Standard"><text:tab/><text:tab/>exit(1);</text:p>
      <text:p text:style-name="Standard"><text:tab/>}</text:p>
      <text:p text:style-name="Standard"><text:tab/>//memset(shm,'\0',SHM_SIZE);</text:p>
      <text:p text:style-name="Standard"><text:tab/>sleep(1);</text:p>
      <text:p text:style-name="Standard"><text:tab/>sprintf(shm, "%d", getpid());</text:p>
      <text:p text:style-name="Standard"><text:tab/>printf("%s\n",shm);</text:p>
      <text:p text:style-name="Standard">}</text:p>
      <text:p text:style-name="Standard"/>
      <text:p text:style-name="Standard"/>
      <text:p text:style-name="Standard"/>
      <text:p text:style-name="Standard">int main()</text:p>
      <text:p text:style-name="Standard">{</text:p>
      <text:p text:style-name="Standard"><text:tab/>struct sigaction sa;</text:p>
      <text:p text:style-name="Standard"><text:tab/>sa.sa_handler = handler;</text:p>
      <text:p text:style-name="Standard"><text:tab/>sigemptyset(&amp;sa.sa_mask);</text:p>
      <text:p text:style-name="Standard"><text:tab/>sa.sa_flags = SA_RESTART; /* Restart functions if interrupted by handler */</text:p>
      <text:p text:style-name="Standard"/>
      <text:p text:style-name="Standard"><text:tab/>if (sigaction(SIGINT, &amp;sa, NULL) == -1){</text:p>
      <text:p text:style-name="Standard"><text:tab/><text:tab/>perror("Error in <text:s/>sigaction function");</text:p>
      <text:p text:style-name="Standard"><text:tab/>}</text:p>
      <text:p text:style-name="Standard"/>
      <text:p text:style-name="Standard"><text:tab/>while(1)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include &lt;signal.h&gt;</text:p>
      <text:p text:style-name="Standard">#include &lt;stdio.h&gt;</text:p>
      <text:p text:style-name="Standard">#include &lt;stdlib.h&gt;</text:p>
      <text:p text:style-name="Standard">#include &lt;sys/ipc.h&gt;</text:p>
      <text:p text:style-name="Standard">#include &lt;sys/shm.h&gt;</text:p>
      <text:p text:style-name="Standard">#define SHM_SIZE 64</text:p>
      <text:p text:style-name="Standard"/>
      <text:p text:style-name="Standard">int main()</text:p>
      <text:p text:style-name="Standard">{</text:p>
      <text:p text:style-name="Standard"><text:tab/>int shmid;</text:p>
      <text:p text:style-name="Standard"><text:tab/>char * shm =(char *)malloc(sizeof(char)*SHM_SIZE);</text:p>
      <text:p text:style-name="Standard"><text:tab/>key_t key=5678;</text:p>
      <text:p text:style-name="Standard"><text:tab/>if((shmid=shmget(key,SHM_SIZE,666))==-1){</text:p>
      <text:p text:style-name="Standard"><text:tab/><text:tab/>perror("shmget error");</text:p>
      <text:p text:style-name="Standard"><text:tab/><text:tab/>exit(1);</text:p>
      <text:p text:style-name="Standard"><text:tab/>}</text:p>
      <text:p text:style-name="Standard"><text:tab/>if((shm=shmat(shmid,NULL,0))==(char *)-1){</text:p>
      <text:p text:style-name="Standard"><text:tab/><text:tab/>perror("shmat error");</text:p>
      <text:p text:style-name="Standard"><text:tab/><text:tab/>exit(1);</text:p>
      <text:p text:style-name="Standard"><text:tab/>}</text:p>
      <text:p text:style-name="Standard"><text:tab/>while(1){</text:p>
      <text:p text:style-name="Standard"><text:tab/><text:tab/>while(*shm!='\0'){</text:p>
      <text:p text:style-name="Standard"><text:tab/><text:tab/><text:tab/>printf("SIGINT(Cntrl+c) recieved from process %s\n",shm);</text:p>
      <text:p text:style-name="Standard"><text:tab/><text:tab/><text:tab/>*shm='\0';</text:p>
      <text:p text:style-name="Standard"><text:tab/><text:tab/>}</text:p>
      <text:p text:style-name="Standard"><text:tab/>}</text:p>
      <text:p text:style-name="Standard"><text:tab/>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0:54:38.667126743</meta:creation-date>
    <dc:date>2018-11-12T10:56:10.377203394</dc:date>
    <meta:editing-duration>PT1M34S</meta:editing-duration>
    <meta:editing-cycles>1</meta:editing-cycles>
    <meta:document-statistic meta:table-count="0" meta:image-count="0" meta:object-count="0" meta:page-count="2" meta:paragraph-count="65" meta:word-count="132" meta:character-count="1285" meta:non-whitespace-character-count="1158"/>
    <meta:generator>LibreOffice/6.0.6.2$Linux_X86_64 LibreOffice_project/00m0$Build-2</meta:generator>
  </office:meta>
</office:document-meta>
</file>